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" svg:font-family="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M Sans 9" svg:font-family="'LM Sans 9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style:font-name="Open Sans" fo:font-size="10pt" fo:language="de" fo:country="DE" fo:font-style="italic" officeooo:paragraph-rsid="0002f63d" style:font-size-asian="10pt" style:font-style-asian="italic" style:font-size-complex="10pt" style:font-style-complex="italic"/>
    </style:style>
    <style:style style:name="P3" style:family="paragraph" style:parent-style-name="Standard">
      <style:text-properties style:font-name="Open Sans" fo:language="de" fo:country="DE" officeooo:paragraph-rsid="0002f63d"/>
    </style:style>
    <style:style style:name="P4" style:family="paragraph" style:parent-style-name="Standard">
      <style:text-properties style:font-name="Open Sans" fo:font-size="12pt" fo:language="de" fo:country="DE" fo:font-style="normal" officeooo:rsid="0002f63d" officeooo:paragraph-rsid="000386bf" style:font-size-asian="10.5pt" style:font-style-asian="normal" style:font-size-complex="12pt" style:font-style-complex="normal"/>
    </style:style>
    <style:style style:name="P5" style:family="paragraph" style:parent-style-name="Standard">
      <style:text-properties style:font-name="Open Sans" fo:font-size="12pt" fo:language="de" fo:country="DE" fo:font-style="normal" fo:font-weight="bold" officeooo:rsid="0002f63d" officeooo:paragraph-rsid="0002f63d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font-name="Open Sans" fo:font-size="9pt" fo:language="de" fo:country="DE" fo:font-style="normal" officeooo:rsid="000386bf" officeooo:paragraph-rsid="000386bf" style:font-size-asian="9pt" style:font-style-asian="normal" style:font-size-complex="9pt" style:font-style-complex="normal"/>
    </style:style>
    <style:style style:name="P7" style:family="paragraph" style:parent-style-name="Standard">
      <style:text-properties fo:color="#808080" style:font-name="Open Sans" fo:font-size="9pt" fo:language="de" fo:country="DE" fo:font-style="normal" officeooo:rsid="000386bf" officeooo:paragraph-rsid="000bdac5" style:font-size-asian="9pt" style:font-style-asian="normal" style:font-size-complex="9pt" style:font-style-complex="normal"/>
    </style:style>
    <style:style style:name="P8" style:family="paragraph" style:parent-style-name="Standard">
      <style:text-properties fo:color="#808080" style:font-name="Open Sans" fo:font-size="9pt" fo:language="de" fo:country="DE" fo:font-style="normal" officeooo:rsid="00048106" officeooo:paragraph-rsid="00048106" style:font-size-asian="9pt" style:font-style-asian="normal" style:font-size-complex="9pt" style:font-style-complex="normal"/>
    </style:style>
    <style:style style:name="P9" style:family="paragraph" style:parent-style-name="Standard">
      <style:text-properties fo:color="#808080" style:font-name="Open Sans" fo:font-size="9pt" fo:language="de" fo:country="DE" fo:font-style="normal" officeooo:rsid="00048106" officeooo:paragraph-rsid="000bdac5" style:font-size-asian="9pt" style:font-style-asian="normal" style:font-size-complex="9pt" style:font-style-complex="normal"/>
    </style:style>
    <style:style style:name="P10" style:family="paragraph" style:parent-style-name="Standard">
      <style:text-properties fo:color="#808080" style:font-name="Open Sans" fo:font-size="9pt" fo:language="de" fo:country="DE" fo:font-style="normal" fo:font-weight="normal" officeooo:rsid="000544ba" officeooo:paragraph-rsid="000bdac5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text-properties fo:color="#808080" style:font-name="Open Sans" fo:font-size="9pt" fo:language="de" fo:country="DE" fo:font-style="normal" fo:font-weight="normal" officeooo:rsid="00068ae8" officeooo:paragraph-rsid="00068ae8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text-properties fo:color="#000000" style:font-name="Open Sans" fo:font-size="12pt" fo:language="de" fo:country="DE" fo:font-style="normal" fo:font-weight="bold" officeooo:rsid="00048106" officeooo:paragraph-rsid="000544ba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color="#000000" style:font-name="Open Sans" fo:font-size="12pt" fo:language="de" fo:country="DE" fo:font-style="normal" fo:font-weight="bold" officeooo:rsid="000544ba" officeooo:paragraph-rsid="000544ba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fo:color="#000000" style:font-name="Open Sans" fo:font-size="12pt" fo:language="de" fo:country="DE" fo:font-style="normal" fo:font-weight="bold" officeooo:rsid="00068ae8" officeooo:paragraph-rsid="00068ae8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font-name="Open Sans" fo:font-size="12pt" fo:language="de" fo:country="DE" fo:font-style="normal" fo:font-weight="bold" officeooo:rsid="00068ae8" officeooo:paragraph-rsid="000bdac5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Open Sans" fo:font-size="12pt" fo:language="de" fo:country="DE" fo:font-style="normal" fo:font-weight="bold" officeooo:rsid="000907e2" officeooo:paragraph-rsid="000907e2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Open Sans" fo:font-size="12pt" fo:language="de" fo:country="DE" fo:font-style="normal" fo:font-weight="bold" officeooo:rsid="000907e2" officeooo:paragraph-rsid="000907e2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fo:color="#000000" style:font-name="Open Sans" fo:font-size="10pt" fo:language="de" fo:country="DE" fo:font-style="normal" fo:font-weight="normal" officeooo:rsid="00068ae8" officeooo:paragraph-rsid="00068ae8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Open Sans" fo:font-size="10pt" fo:language="de" fo:country="DE" fo:font-style="normal" fo:font-weight="normal" officeooo:rsid="00068ae8" officeooo:paragraph-rsid="00068ae8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Open Sans" fo:font-size="10pt" fo:language="de" fo:country="DE" fo:font-style="normal" fo:font-weight="normal" officeooo:rsid="000907e2" officeooo:paragraph-rsid="000907e2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Open Sans" fo:font-size="10pt" fo:language="de" fo:country="DE" fo:font-style="normal" fo:font-weight="normal" officeooo:rsid="00068ae8" officeooo:paragraph-rsid="00068ae8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Open Sans" fo:font-size="10pt" fo:language="de" fo:country="DE" fo:font-style="normal" fo:font-weight="normal" officeooo:rsid="000758fd" officeooo:paragraph-rsid="000758fd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Open Sans" fo:font-size="10pt" fo:language="de" fo:country="DE" fo:font-style="normal" fo:font-weight="normal" officeooo:rsid="00083f1f" officeooo:paragraph-rsid="00083f1f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Open Sans" fo:font-size="11pt" fo:language="de" fo:country="DE" fo:font-style="normal" style:text-underline-style="solid" style:text-underline-width="auto" style:text-underline-color="font-color" fo:font-weight="bold" officeooo:rsid="00068ae8" officeooo:paragraph-rsid="000a64b3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0000" style:font-name="Open Sans" fo:font-size="11pt" fo:language="de" fo:country="DE" fo:font-style="normal" style:text-underline-style="none" fo:font-weight="normal" officeooo:rsid="000907e2" officeooo:paragraph-rsid="000907e2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color="#ed1c24" style:font-name="Open Sans" fo:font-size="12pt" fo:language="de" fo:country="DE" fo:font-style="normal" fo:font-weight="bold" officeooo:rsid="000a64b3" officeooo:paragraph-rsid="000a64b3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ed1c24" style:font-name="Open Sans" fo:font-size="12pt" fo:language="de" fo:country="DE" fo:font-style="normal" fo:font-weight="bold" officeooo:rsid="000a64b3" officeooo:paragraph-rsid="000a64b3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ed1c24" style:font-name="Open Sans" fo:font-size="10pt" fo:language="de" fo:country="DE" fo:font-style="normal" fo:font-weight="bold" officeooo:rsid="000a64b3" officeooo:paragraph-rsid="000a64b3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ed1c24" style:font-name="Open Sans" fo:font-size="11pt" fo:language="de" fo:country="DE" fo:font-style="normal" fo:font-weight="bold" officeooo:rsid="000bdac5" officeooo:paragraph-rsid="000bdac5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ed1c24" style:font-name="Open Sans" fo:font-size="11pt" fo:language="de" fo:country="DE" fo:font-style="normal" style:text-underline-style="solid" style:text-underline-width="auto" style:text-underline-color="font-color" fo:font-weight="bold" officeooo:rsid="000bdac5" officeooo:paragraph-rsid="000bdac5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ed1c24" style:font-name="Open Sans" fo:font-size="11pt" fo:language="de" fo:country="DE" fo:font-style="normal" style:text-underline-style="none" fo:font-weight="bold" officeooo:rsid="000bdac5" officeooo:paragraph-rsid="000bdac5" style:font-size-asian="11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999999" style:font-name="Open Sans" fo:font-size="9pt" fo:language="de" fo:country="DE" fo:font-style="normal" style:text-underline-style="none" fo:font-weight="normal" officeooo:rsid="000bdac5" officeooo:paragraph-rsid="000bdac5" style:font-size-asian="9pt" style:font-style-asian="normal" style:font-weight-asian="normal" style:font-size-complex="9pt" style:font-style-complex="normal" style:font-weight-complex="normal"/>
    </style:style>
    <style:style style:name="P33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048106"/>
    </style:style>
    <style:style style:name="T5" style:family="text">
      <style:text-properties officeooo:rsid="000544ba"/>
    </style:style>
    <style:style style:name="T6" style:family="text">
      <style:text-properties fo:color="#808080"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808080" fo:font-size="9pt" fo:font-weight="normal" officeooo:rsid="000544ba" style:font-size-asian="9pt" style:font-weight-asian="normal" style:font-size-complex="9pt" style:font-weight-complex="normal"/>
    </style:style>
    <style:style style:name="T8" style:family="text">
      <style:text-properties fo:color="#808080" fo:font-size="9pt" fo:font-weight="normal" officeooo:rsid="000bdac5" style:font-size-asian="9pt" style:font-weight-asian="normal" style:font-size-complex="9pt" style:font-weight-complex="normal"/>
    </style:style>
    <style:style style:name="T9" style:family="text">
      <style:text-properties fo:color="#000000" style:text-position="0% 100%" fo:font-weight="normal" fo:background-color="transparent" loext:char-shading-value="0" style:font-weight-asian="normal" style:font-weight-complex="normal"/>
    </style:style>
    <style:style style:name="T10" style:family="text">
      <style:text-properties fo:color="#000000" style:text-position="0% 100%" fo:background-color="transparent" loext:char-shading-value="0"/>
    </style:style>
    <style:style style:name="T11" style:family="text">
      <style:text-properties officeooo:rsid="000758fd"/>
    </style:style>
    <style:style style:name="T12" style:family="text">
      <style:text-properties officeooo:rsid="00083f1f"/>
    </style:style>
    <style:style style:name="T13" style:family="text">
      <style:text-properties fo:font-style="italic" officeooo:rsid="000758fd" fo:background-color="#fff200" loext:char-shading-value="0" style:font-style-asian="italic" style:font-style-complex="italic"/>
    </style:style>
    <style:style style:name="T14" style:family="text">
      <style:text-properties fo:font-style="italic" fo:background-color="#fff200" loext:char-shading-value="0" style:font-style-asian="italic" style:font-style-complex="italic"/>
    </style:style>
    <style:style style:name="T15" style:family="text">
      <style:text-properties officeooo:rsid="00083f1f" fo:background-color="transparent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style:text-position="0% 100%" fo:background-color="transparent" loext:char-shading-value="0"/>
    </style:style>
    <style:style style:name="T18" style:family="text">
      <style:text-properties style:text-position="0% 100%" officeooo:rsid="00083f1f" fo:background-color="transparent" loext:char-shading-value="0"/>
    </style:style>
    <style:style style:name="T19" style:family="text">
      <style:text-properties officeooo:rsid="000bdac5"/>
    </style:style>
    <style:style style:name="gr1" style:family="graphic">
      <style:graphic-properties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Erziehungsbeauftragung / Muttizettel / Aufsichtszettel </text:span></text:p>
      <text:p text:style-name="P3"><text:span text:style-name="T3">nach § 1 Abs. 1 Nr. 4</text:span> <text:span text:style-name="T3">Jugendschutzgesetz</text:span> </text:p>
      <text:p text:style-name="P2">Bitte je 1 Kopie für den Veranstalter und 1 Kopie für dich ausdrucken!</text:p>
      <text:p text:style-name="P2"/>
      <text:p text:style-name="P2"/>
      <text:p text:style-name="P5">Hiermit erkläre ich,</text:p>
      <text:p text:style-name="P4"><draw:control text:anchor-type="as-char" svg:y="-0.3598in" draw:z-index="0" draw:name="Shape1" draw:style-name="gr1" draw:text-style-name="P33" svg:width="2.1004in" svg:height="0.4004in" draw:control="control1"/><draw:control text:anchor-type="as-char" svg:y="-0.3598in" draw:z-index="1" draw:name="Shape1" draw:style-name="gr1" draw:text-style-name="P33" svg:width="2.1004in" svg:height="0.4004in" draw:control="control2"/><draw:control text:anchor-type="as-char" svg:y="-0.3598in" draw:z-index="2" draw:name="Shape1" draw:style-name="gr1" draw:text-style-name="P33" svg:width="2.1004in" svg:height="0.4004in" draw:control="control3"/></text:p>
      <text:p text:style-name="P7">Vorname <text:span text:style-name="T19">Erziehungsber.</text:span><text:tab/><text:tab/> <text:s text:c="3"/>Nachname <text:span text:style-name="T19">Erziehungsber.</text:span><text:tab/> <text:s text:c="7"/>Geburtsdatum <text:s/><text:span text:style-name="T19">Erziehungsber.</text:span></text:p>
      <text:p text:style-name="P6"><draw:control text:anchor-type="as-char" draw:z-index="3" draw:name="Shape2" draw:style-name="gr2" draw:text-style-name="P33" svg:width="6.3004in" svg:height="0.4004in" draw:control="control4"/></text:p>
      <text:p text:style-name="P9">Anschrift <text:s/><text:span text:style-name="T19">Erziehungsberechtigte</text:span></text:p>
      <text:p text:style-name="P26">(Ausweißkopie ist anzufügen)</text:p>
      <text:p text:style-name="P8"/>
      <text:p text:style-name="P12">dass für<text:tab/><text:tab/><text:tab/> <text:s text:c="3"/><draw:control text:anchor-type="as-char" draw:z-index="4" draw:name="Shape3" draw:style-name="gr3" draw:text-style-name="P34" svg:width="0.2189in" svg:height="0.2189in" draw:control="control5"/><text:span text:style-name="T5">meinen Sohn<text:tab/> <text:s text:c="6"/></text:span><text:span text:style-name="T5"><draw:control text:anchor-type="as-char" draw:z-index="5" draw:name="Shape3" draw:style-name="gr3" draw:text-style-name="P34" svg:width="0.1894in" svg:height="0.2189in" draw:control="control6"/></text:span><text:span text:style-name="T5">meine Tochter</text:span></text:p>
      <text:p text:style-name="P12"><draw:control text:anchor-type="as-char" svg:y="-0.3598in" draw:z-index="6" draw:name="Shape1" draw:style-name="gr1" draw:text-style-name="P33" svg:width="2.1004in" svg:height="0.4004in" draw:control="control7"/><draw:control text:anchor-type="as-char" svg:y="-0.3598in" draw:z-index="7" draw:name="Shape1" draw:style-name="gr1" draw:text-style-name="P33" svg:width="2.1004in" svg:height="0.4004in" draw:control="control8"/><draw:control text:anchor-type="as-char" svg:y="-0.3598in" draw:z-index="8" draw:name="Shape1" draw:style-name="gr1" draw:text-style-name="P33" svg:width="2.1004in" svg:height="0.4004in" draw:control="control9"/></text:p>
      <text:p text:style-name="P12"><text:span text:style-name="T7">Vorname Kind<text:tab/><text:tab/><text:tab/> <text:s text:c="3"/>Nachname Kind<text:tab/><text:tab/> <text:s text:c="7"/>Geburtsdatum Kind</text:span><draw:control text:anchor-type="as-char" draw:z-index="9" draw:name="Shape2" draw:style-name="gr2" draw:text-style-name="P33" svg:width="6.3004in" svg:height="0.4004in" draw:control="control10"/></text:p>
      <text:p text:style-name="P10">Anschrift Kind (falls abweichend von <text:span text:style-name="T19">Erziehungsberechtigten</text:span>)</text:p>
      <text:p text:style-name="P13"/>
      <text:p text:style-name="P13">von<text:tab/><text:tab/><text:tab/><text:tab/> <text:s text:c="3"/><text:span text:style-name="T4"><draw:control text:anchor-type="as-char" draw:z-index="10" draw:name="Shape3" draw:style-name="gr3" draw:text-style-name="P34" svg:width="0.2189in" svg:height="0.2189in" draw:control="control11"/></text:span>Herren<text:tab/><text:tab/><text:tab/> <text:s text:c="6"/><draw:control text:anchor-type="as-char" draw:z-index="11" draw:name="Shape3" draw:style-name="gr3" draw:text-style-name="P34" svg:width="0.1894in" svg:height="0.2189in" draw:control="control12"/>Frau</text:p>
      <text:p text:style-name="P13"><draw:control text:anchor-type="as-char" svg:y="-0.3598in" draw:z-index="12" draw:name="Shape1" draw:style-name="gr1" draw:text-style-name="P33" svg:width="2.1004in" svg:height="0.4004in" draw:control="control13"/><draw:control text:anchor-type="as-char" svg:y="-0.3598in" draw:z-index="13" draw:name="Shape1" draw:style-name="gr1" draw:text-style-name="P33" svg:width="2.1004in" svg:height="0.4004in" draw:control="control14"/><draw:control text:anchor-type="as-char" svg:y="-0.3598in" draw:z-index="14" draw:name="Shape1" draw:style-name="gr1" draw:text-style-name="P33" svg:width="2.1004in" svg:height="0.4004in" draw:control="control15"/></text:p>
      <text:p text:style-name="P13"><text:span text:style-name="T6">Vorname Erziehungsb</text:span><text:span text:style-name="T8">auftr.</text:span><text:span text:style-name="T6"><text:tab/> <text:s text:c="3"/>Nachname Erziehungsb</text:span><text:span text:style-name="T8">auftr</text:span><text:span text:style-name="T6">.<text:tab/> <text:s text:c="8"/>Geburtsdatum Erziehungsb</text:span><text:span text:style-name="T8">auftr</text:span><text:span text:style-name="T6">.</text:span><draw:control text:anchor-type="as-char" draw:z-index="15" draw:name="Shape2" draw:style-name="gr2" draw:text-style-name="P33" svg:width="6.3004in" svg:height="0.4004in" draw:control="control16"/></text:p>
      <text:p text:style-name="P11">Anschrift Erziehungsbeauftragter</text:p>
      <text:p text:style-name="P14"/>
      <text:p text:style-name="P15"><text:span text:style-name="T15">Erziehungsaufgaben im unten aufgeführten Umfang übernommen werden. </text:span></text:p>
      <text:p text:style-name="P19">Ich kenne die beauftragte Person und vertraue ihr die erzieherische Führung über meinen Sohn/meine Tochter an. Die beauftragte Person ist 18 Jahre oder älter und hat genug erzieherische Kompetenzen um meinem Kind Grenzen setzen zu können, im Besonderen hinsichtlich des Alkoholkonsums. Er/Sie trägt außerdem Sorge dafür, dass mein Kind zur angegebenen Zeit die Veranstaltung verlässt und unversehrt zu Hause ankommt.</text:p>
      <text:p text:style-name="P19"/>
      <text:p text:style-name="P17">Diese Beauftragung gilt am (Datum):</text:p>
      <text:p text:style-name="P20"><draw:control text:anchor-type="as-char" draw:z-index="16" draw:name="Shape4" draw:style-name="gr2" draw:text-style-name="P33" svg:width="6.3004in" svg:height="0.4004in" draw:control="control17"/></text:p>
      <text:p text:style-name="P17">für die Tanzveranstaltung im </text:p>
      <text:p text:style-name="P25">Boxdorfer Jugendverein „die Hütte“ e.V. (Großer Gallberg 21a, 01468 Boxdorf)</text:p>
      <text:p text:style-name="P17"/>
      <text:p text:style-name="P17">Mein Kind darf die Veranstltung besuchen bis: (Uhrzeit)</text:p>
      <text:p text:style-name="P17"><draw:control text:anchor-type="as-char" draw:z-index="17" draw:name="Shape4" draw:style-name="gr2" draw:text-style-name="P33" svg:width="6.3004in" svg:height="0.4004in" draw:control="control18"/></text:p>
      <text:p text:style-name="P17">Telefonnummer für evtl. Rückfragen</text:p>
      <text:p text:style-name="P17"><draw:control text:anchor-type="as-char" draw:z-index="18" draw:name="Shape4" draw:style-name="gr2" draw:text-style-name="P33" svg:width="6.3004in" svg:height="0.4004in" draw:control="control19"/></text:p>
      <text:p text:style-name="P18"><text:soft-page-break/></text:p>
      <text:p text:style-name="P16"><text:line-break/><text:span text:style-name="T19">Bestimmungen zum </text:span>Datenschutz:</text:p>
      <text:p text:style-name="P21">Für den Einlass zur Veranstalltung, werden auschließlich die oben angegebenen personenbezogen Daten vom Veranstalter „Boxdorfer Jugendverein ‚die Hütte‘ e.V.“</text:p>
      <text:p text:style-name="P21">Diese Daten werden beim Einlass von autoriertem Personal kontrolliert und dannach im Archiv des Veranstalters für maximal eine Woche hinterlegt <text:span text:style-name="T11">und kann dort nur von berechtigten Personen und Stellen </text:span><text:span text:style-name="T13">(Jugendamt?)</text:span><text:span text:style-name="T11"> eingesehen werden. Eine weitere Datenerhebung erfolgt nicht.</text:span></text:p>
      <text:p text:style-name="P22">Der Gast hat das Recht, <text:span text:style-name="T12">diese Einwilligung jederzeit ohne Angabe von Gründen zu wiederrufen und die erhobenen Daten bei Bedarf zu korrigieren oder Löschen zu lassen. </text:span></text:p>
      <text:p text:style-name="P23"><text:span text:style-name="T15">D</text:span><text:span text:style-name="T16">er Gast hat das Recht, dieser Einwilligung nicht zuzustimmen – da der Veranstalter </text:span><text:span text:style-name="T14">zur Erfüllung des Jugenschutzes (§2 JuSchG Abs. 1)</text:span><text:span text:style-name="T16"> diese Daten jedoch erheben und prüfen muss, hat dies einen ausschluss von der Veranstaltung zu folge.</text:span></text:p>
      <text:p text:style-name="P22"><text:span text:style-name="T15"/></text:p>
      <text:p text:style-name="P22"><text:span text:style-name="T15"/></text:p>
      <text:p text:style-name="P27"><text:span text:style-name="T15">B</text:span><text:span text:style-name="T16">itte Ausweißkopie des oben genannten Elternteils anfügen!</text:span></text:p>
      <text:p text:style-name="P28"><text:span text:style-name="T16">Wichtig: </text:span><text:span text:style-name="T9">*Zum 15.07.2017 wurde §20 des Personalausweisgesetzes geändert. Die Ausweiskopie muss eindeutig als KOPIE gekennzeichnet sein, d.h. entweder den schriftlichen Vermerk „Kopie“ enthalten oder schwarz/weiss kopiert sein. Für einen Unterschriftenvergleich sind nur Vorname, Name, Geburtsdatum und Unterschrift des Elternteils notwendig. Der Rest kann einfach mit einem Edding o.ä. geschwärzt werden.</text:span></text:p>
      <text:p text:style-name="P28"><text:span text:style-name="T9"/></text:p>
      <text:p text:style-name="P28"><text:span text:style-name="T17">Eine Fälschung der Unterschrift stellt eine Straftat nach §267 StGB dar und bereits der Versuch ist strafbar!</text:span></text:p>
      <text:p text:style-name="P28"><text:span text:style-name="T9"/></text:p>
      <text:p text:style-name="P28"><text:span text:style-name="T9"/></text:p>
      <text:p text:style-name="P29"><text:span text:style-name="T10">Hiermit erklärt der Erziehungsberechtige, dass er die Erziehungsbeauftragung an die o.g. Person erteilt und die Bestimmungen zum Datenschutz gelesen und akzeptiert hat.</text:span></text:p>
      <text:p text:style-name="P29"><text:span text:style-name="T10"/></text:p>
      <text:p text:style-name="P30"><text:span text:style-name="T10"><text:s text:c="87"/></text:span></text:p>
      <text:p text:style-name="P32"><text:span text:style-name="T17">Unterschrift Erziehungsberechtigte/r</text:span></text:p>
      <text:p text:style-name="P31"><text:span text:style-name="T10"/></text:p>
      <text:p text:style-name="P31"><text:span text:style-name="T10">Hiermit erklärt der Erziehungsbauftragte die Erziehungsaufgabe annimmt und die Bestimmungen zum Datenschutz gelesen und akzeptiert hat</text:span></text:p>
      <text:p text:style-name="P31"><text:span text:style-name="T10"/></text:p>
      <text:p text:style-name="P24"><text:span text:style-name="T15"><text:s text:c="88"/></text:span></text:p>
      <text:p text:style-name="P32"><text:span text:style-name="T18">Unterschrift Erziehungsbe</text:span><text:span text:style-name="T17">auftragte/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" svg:font-family="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M Sans 9" svg:font-family="'LM Sans 9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7:27:55.892021385</meta:creation-date>
    <dc:date>2018-07-01T19:24:24.668988816</dc:date>
    <meta:editing-duration>PT11S</meta:editing-duration>
    <meta:editing-cycles>1</meta:editing-cycles>
    <meta:document-statistic meta:table-count="0" meta:image-count="0" meta:object-count="0" meta:page-count="2" meta:paragraph-count="41" meta:word-count="404" meta:character-count="3354" meta:non-whitespace-character-count="2728"/>
    <meta:generator>LibreOffice/6.0.3.2$Linux_X86_64 LibreOffice_project/00m0$Build-2</meta:generator>
  </office:meta>
</office:document-meta>
</file>